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Epic</text:p>
          </table:table-cell>
          <table:table-cell office:value-type="string">
            <text:p>Key</text:p>
          </table:table-cell>
          <table:table-cell office:value-type="string">
            <text:p>Story</text:p>
          </table:table-cell>
          <table:table-cell office:value-type="string">
            <text:p>Sub-task</text:p>
          </table:table-cell>
          <table:table-cell office:value-type="string">
            <text:p>Estimate</text:p>
          </table:table-cell>
          <table:table-cell office:value-type="string">
            <text:p>Status</text:p>
          </table:table-cell>
          <table:table-cell office:value-type="string">
            <text:p>Date started</text:p>
          </table:table-cell>
          <table:table-cell office:value-type="string">
            <text:p>Date completed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Management</text:p>
          </table:table-cell>
          <table:table-cell office:value-type="string">
            <text:p>CZ-1</text:p>
          </table:table-cell>
          <table:table-cell office:value-type="string">
            <text:p>Create task trackin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 table:style-name="ce1" office:value-type="date" office:date-value="2017-11-19">
            <text:p>11/19/17</text:p>
          </table:table-cell>
          <table:table-cell/>
          <table:table-cell office:value-type="string">
            <text:p>Creating the spreadsheet is easy; exploration needs to be timeboxed</text:p>
          </table:table-cell>
        </table:table-row>
        <table:table-row table:style-name="ro1">
          <table:table-cell table:number-columns-repeated="3"/>
          <table:table-cell office:value-type="string">
            <text:p>Start spreadsheet</text:p>
          </table:table-cell>
          <table:table-cell/>
          <table:table-cell office:value-type="string">
            <text:p>Complete</text:p>
          </table:table-cell>
          <table:table-cell table:number-columns-repeated="2" table:style-name="ce1" office:value-type="date" office:date-value="2017-11-19">
            <text:p>11/19/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d s/s to git</text:p>
          </table:table-cell>
          <table:table-cell/>
          <table:table-cell office:value-type="string">
            <text:p>Complete</text:p>
          </table:table-cell>
          <table:table-cell table:number-columns-repeated="2" table:style-name="ce1" office:value-type="date" office:date-value="2017-11-19">
            <text:p>11/19/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Explore more sophisticated tools</text:p>
          </table:table-cell>
          <table:table-cell/>
          <table:table-cell office:value-type="string">
            <text:p>In progress</text:p>
          </table:table-cell>
          <table:table-cell table:style-name="ce1" office:value-type="date" office:date-value="2017-11-18">
            <text:p>11/18/17</text:p>
          </table:table-cell>
          <table:table-cell/>
          <table:table-cell office:value-type="string">
            <text:p>Looked at PivotTracker. <text:s/>Others include Trello...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CZ-2</text:p>
          </table:table-cell>
          <table:table-cell office:value-type="string">
            <text:p>Create repository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 table:style-name="ce1" office:value-type="date" office:date-value="2017-11-19">
            <text:p>11/19/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Init local repo</text:p>
          </table:table-cell>
          <table:table-cell/>
          <table:table-cell office:value-type="string">
            <text:p>Complete</text:p>
          </table:table-cell>
          <table:table-cell table:number-columns-repeated="2" table:style-name="ce1" office:value-type="date" office:date-value="2017-11-19">
            <text:p>11/19/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ush to github</text:p>
          </table:table-cell>
          <table:table-cell/>
          <table:table-cell office:value-type="string">
            <text:p>Complete</text:p>
          </table:table-cell>
          <table:table-cell table:number-columns-repeated="2" table:style-name="ce1" office:value-type="date" office:date-value="2017-11-19">
            <text:p>11/19/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onfigure repo security</text:p>
          </table:table-cell>
          <table:table-cell/>
          <table:table-cell office:value-type="string">
            <text:p>Open</text:p>
          </table:table-cell>
          <table:table-cell table:style-name="ce1" table:number-columns-repeated="2"/>
          <table:table-cell office:value-type="string">
            <text:p>Look at creating an organization, to allow admin rights on public repositories</text:p>
          </table:table-cell>
        </table:table-row>
        <table:table-row table:style-name="ro1">
          <table:table-cell office:value-type="string">
            <text:p>Infrastructure</text:p>
          </table:table-cell>
          <table:table-cell/>
          <table:table-cell office:value-type="string">
            <text:p>Set up ID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>
            <text:p>Frameworks</text:p>
          </table:table-cell>
          <table:table-cell/>
          <table:table-cell office:value-type="string">
            <text:p>Explore Spring framework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>
            <text:p>Frameworks</text:p>
          </table:table-cell>
          <table:table-cell/>
          <table:table-cell office:value-type="string">
            <text:p>Explore Maven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>
            <text:p>Demo</text:p>
          </table:table-cell>
          <table:table-cell/>
          <table:table-cell office:value-type="string">
            <text:p>Design Project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>
            <text:p>Networking</text:p>
          </table:table-cell>
          <table:table-cell/>
          <table:table-cell office:value-type="string">
            <text:p>Update resum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>
            <text:p>Networking</text:p>
          </table:table-cell>
          <table:table-cell/>
          <table:table-cell office:value-type="string">
            <text:p>Style resum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2">
          <table:table-cell office:value-type="string">
            <text:p>Networking</text:p>
          </table:table-cell>
          <table:table-cell/>
          <table:table-cell office:value-type="string">
            <text:p>Update LinkedIn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2">
          <table:table-cell office:value-type="string">
            <text:p>Networking</text:p>
          </table:table-cell>
          <table:table-cell/>
          <table:table-cell office:value-type="string">
            <text:p>Check out remote.com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2">
          <table:table-cell office:value-type="string">
            <text:p>Networking</text:p>
          </table:table-cell>
          <table:table-cell/>
          <table:table-cell office:value-type="string">
            <text:p>Create StackOverflow profil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  <table:table-row table:style-name="ro2">
          <table:table-cell office:value-type="string">
            <text:p>Frameworks</text:p>
          </table:table-cell>
          <table:table-cell/>
          <table:table-cell office:value-type="string">
            <text:p>Explore DevOps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11/19/2017</text:date>, <text:time>21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Heasly</meta:initial-creator>
    <meta:creation-date>2017-11-19T20:39:17.52</meta:creation-date>
    <dc:date>2017-11-19T21:30:57.98</dc:date>
    <dc:creator>Joe Heasly</dc:creator>
    <meta:editing-duration>PT51M45S</meta:editing-duration>
    <meta:editing-cycles>2</meta:editing-cycles>
    <meta:generator>OpenOffice/4.1.3$Win32 OpenOffice.org_project/413m1$Build-9783</meta:generator>
    <meta:document-statistic meta:table-count="3" meta:cell-count="75" meta:object-count="0"/>
  </office:meta>
</office:document-meta>
</file>